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TableColumn27" style:family="table-column">
      <style:table-column-properties style:column-width="1.0625in" style:use-optimal-column-width="false"/>
    </style:style>
    <style:style style:name="TableColumn28" style:family="table-column">
      <style:table-column-properties style:column-width="1.125in" style:use-optimal-column-width="false"/>
    </style:style>
    <style:style style:name="TableColumn29" style:family="table-column">
      <style:table-column-properties style:column-width="1.1875in" style:use-optimal-column-width="false"/>
    </style:style>
    <style:style style:name="Table26" style:family="table">
      <style:table-properties style:width="3.375in" fo:margin-left="0.5597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/>
    </style:style>
    <style:style style:name="TableCell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TableCell35" style:family="table-cell">
      <style:table-cell-properties fo:border="0.0034in solid #000000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/>
    </style:style>
    <style:style style:name="TableCell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P65" style:parent-style-name="Standard" style:family="paragraph">
      <style:paragraph-properties fo:margin-left="1.3798in" fo:text-indent="-1.3798in">
        <style:tab-stops/>
      </style:paragraph-properties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95" style:parent-style-name="Standard" style:family="paragraph">
      <style:text-properties style:font-name="Arial" fo:color="#000000"/>
    </style:style>
    <style:style style:name="P96" style:parent-style-name="Standard" style:family="paragraph">
      <style:text-properties style:font-name="Arial" fo:color="#000000"/>
    </style:style>
    <style:style style:name="P97" style:parent-style-name="Standard" style:family="paragraph">
      <style:text-properties style:font-name="Arial" fo:color="#000000"/>
    </style:style>
    <style:style style:name="P98" style:parent-style-name="Standard" style:family="paragraph">
      <style:text-properties style:font-name="Arial" fo:color="#000000"/>
    </style:style>
    <style:style style:name="P99" style:parent-style-name="Standard" style:family="paragraph">
      <style:text-properties style:font-name="Arial" fo:color="#000000"/>
    </style:style>
    <style:style style:name="T100" style:parent-style-name="DefaultParagraphFont" style:family="text">
      <style:text-properties style:font-name="Arial" fo:color="#000000"/>
    </style:style>
    <style:style style:name="T101" style:parent-style-name="DefaultParagraphFont" style:family="text">
      <style:text-properties style:font-name="Arial" fo:font-weight="bold" style:font-weight-asian="bold" style:font-weight-complex="bold" fo:color="#000000"/>
    </style:style>
    <style:style style:name="T102" style:parent-style-name="DefaultParagraphFont" style:family="text">
      <style:text-properties style:font-name="Arial" fo:color="#000000"/>
    </style:style>
    <style:style style:name="P103" style:parent-style-name="Standard" style:family="paragraph">
      <style:text-properties style:font-name="Arial" fo:color="#000000"/>
    </style:style>
    <style:style style:name="P104" style:parent-style-name="Standard" style:family="paragraph">
      <style:text-properties style:font-name="Arial" fo:color="#000000"/>
    </style:style>
    <style:style style:name="P105" style:parent-style-name="Standard" style:family="paragraph">
      <style:text-properties style:font-name="Arial" fo:color="#000000"/>
    </style:style>
    <style:style style:name="P106" style:parent-style-name="Standard" style:family="paragraph">
      <style:text-properties style:font-name="Arial" fo:color="#000000"/>
    </style:style>
    <style:style style:name="P107" style:parent-style-name="Standard" style:family="paragraph">
      <style:text-properties style:font-name="Arial" fo:color="#000000"/>
    </style:style>
    <style:style style:name="P108" style:parent-style-name="Standard" style:family="paragraph">
      <style:text-properties style:font-name="Arial" fo:color="#000000"/>
    </style:style>
    <style:style style:name="P109" style:parent-style-name="Standard" style:family="paragraph">
      <style:text-properties style:font-name="Arial" fo:color="#000000"/>
    </style:style>
    <style:style style:name="P110" style:parent-style-name="Standard" style:family="paragraph">
      <style:text-properties style:font-name="Arial" fo:color="#000000"/>
    </style:style>
    <style:style style:name="P111" style:parent-style-name="Standard" style:family="paragraph">
      <style:text-properties style:font-name="Arial" fo:color="#000000"/>
    </style:style>
    <style:style style:name="P112" style:parent-style-name="Standard" style:family="paragraph">
      <style:text-properties style:font-name="Arial" fo:color="#000000"/>
    </style:style>
    <style:style style:name="P113" style:parent-style-name="Standard" style:family="paragraph">
      <style:text-properties style:font-name="Arial" fo:color="#000000"/>
    </style:style>
    <style:style style:name="P114" style:parent-style-name="Standard" style:family="paragraph">
      <style:text-properties style:font-name="Arial" fo:color="#000000"/>
    </style:style>
    <style:style style:name="P115" style:parent-style-name="Standard" style:family="paragraph">
      <style:text-properties style:font-name="Arial" fo:color="#000000"/>
    </style:style>
    <style:style style:name="P116" style:parent-style-name="Standard" style:family="paragraph">
      <style:text-properties style:font-name="Arial" fo:color="#000000"/>
    </style:style>
    <style:style style:name="P117" style:parent-style-name="Standard" style:family="paragraph">
      <style:text-properties style:font-name="Arial" fo:color="#000000"/>
    </style:style>
    <style:style style:name="P118" style:parent-style-name="Standard" style:family="paragraph">
      <style:text-properties style:font-name="Arial" fo:color="#000000"/>
    </style:style>
    <style:style style:name="P119" style:parent-style-name="Standard" style:family="paragraph">
      <style:text-properties style:font-name="Arial" fo:color="#000000"/>
    </style:style>
    <style:style style:name="P120" style:parent-style-name="Standard" style:family="paragraph">
      <style:text-properties style:font-name="Arial" fo:color="#000000"/>
    </style:style>
    <style:style style:name="P121" style:parent-style-name="Standard" style:family="paragraph">
      <style:text-properties style:font-name="Arial" fo:color="#000000"/>
    </style:style>
    <style:style style:name="P122" style:parent-style-name="Standard" style:family="paragraph">
      <style:text-properties style:font-name="Arial" fo:color="#000000"/>
    </style:style>
    <style:style style:name="P123" style:parent-style-name="Standard" style:family="paragraph">
      <style:text-properties style:font-name="Arial" fo:color="#000000"/>
    </style:style>
    <style:style style:name="P124" style:parent-style-name="Standard" style:family="paragraph">
      <style:text-properties style:font-name="Arial" fo:color="#000000"/>
    </style:style>
    <style:style style:name="P125" style:parent-style-name="Standard" style:family="paragraph">
      <style:text-properties style:font-name="Arial" fo:color="#000000"/>
    </style:style>
    <style:style style:name="P126" style:parent-style-name="Standard" style:family="paragraph">
      <style:text-properties style:font-name="Arial" fo:color="#000000"/>
    </style:style>
    <style:style style:name="P127" style:parent-style-name="Standard" style:family="paragraph">
      <style:text-properties style:font-name="Arial" fo:color="#000000"/>
    </style:style>
    <style:style style:name="P128" style:parent-style-name="Standard" style:family="paragraph">
      <style:text-properties style:font-name="Arial" fo:color="#000000"/>
    </style:style>
    <style:style style:name="P129" style:parent-style-name="Standard" style:family="paragraph">
      <style:text-properties style:font-name="Arial" fo:color="#000000"/>
    </style:style>
    <style:style style:name="P13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T147" style:parent-style-name="DefaultParagraphFont" style:family="text">
      <style:text-properties style:font-name="Arial" fo:color="#000000"/>
    </style:style>
    <style:style style:name="T148" style:parent-style-name="DefaultParagraphFont" style:family="text">
      <style:text-properties style:font-name="Arial" fo:color="#000000" style:text-position="super 66.6%"/>
    </style:style>
    <style:style style:name="T149" style:parent-style-name="DefaultParagraphFont" style:family="text">
      <style:text-properties style:font-name="Arial" fo:color="#000000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/>
    </style:style>
    <style:style style:name="P181" style:parent-style-name="Standard" style:family="paragraph">
      <style:text-properties style:font-name="Arial"/>
    </style:style>
    <style:style style:name="P182" style:parent-style-name="Standard" style:family="paragraph">
      <style:text-properties style:font-name="Arial"/>
    </style:style>
    <style:style style:name="P183" style:parent-style-name="Standard" style:family="paragraph">
      <style:text-properties style:font-name="Arial"/>
    </style:style>
    <style:style style:name="P184" style:parent-style-name="Standard" style:family="paragraph">
      <style:text-properties style:font-name="Arial"/>
    </style:style>
    <style:style style:name="P185" style:parent-style-name="Standard" style:family="paragraph">
      <style:text-properties style:font-name="Arial"/>
    </style:style>
    <style:style style:name="P186" style:parent-style-name="Standard" style:family="paragraph">
      <style:text-properties style:font-name="Arial"/>
    </style:style>
    <style:style style:name="P187" style:parent-style-name="Standard" style:family="paragraph">
      <style:text-properties style:font-name="Arial"/>
    </style:style>
    <style:style style:name="P188" style:parent-style-name="Standard" style:family="paragraph">
      <style:text-properties style:font-name="Arial"/>
    </style:style>
    <style:style style:name="P189" style:parent-style-name="Standard" style:family="paragraph">
      <style:text-properties style:font-name="Arial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P195" style:parent-style-name="Standard" style:family="paragraph">
      <style:text-properties style:font-name="Arial"/>
    </style:style>
    <style:style style:name="P196" style:parent-style-name="Standard" style:family="paragraph">
      <style:text-properties style:font-name="Arial"/>
    </style:style>
    <style:style style:name="P197" style:parent-style-name="Standard" style:family="paragraph">
      <style:text-properties style:font-name="Arial"/>
    </style:style>
    <style:style style:name="P198" style:parent-style-name="Standard" style:family="paragraph">
      <style:text-properties style:font-name="Arial"/>
    </style:style>
    <style:style style:name="P199" style:parent-style-name="Standard" style:family="paragraph">
      <style:text-properties style:font-name="Arial"/>
    </style:style>
    <style:style style:name="P200" style:parent-style-name="Standard" style:family="paragraph">
      <style:text-properties style:font-name="Arial"/>
    </style:style>
    <style:style style:name="P201" style:parent-style-name="Standard" style:family="paragraph">
      <style:text-properties style:font-name="Arial"/>
    </style:style>
    <style:style style:name="P202" style:parent-style-name="Standard" style:family="paragraph">
      <style:text-properties style:font-name="Arial"/>
    </style:style>
    <style:style style:name="P203" style:parent-style-name="Standard" style:family="paragraph">
      <style:text-properties style:font-name="Arial"/>
    </style:style>
    <style:style style:name="P204" style:parent-style-name="Standard" style:family="paragraph">
      <style:text-properties style:font-name="Arial"/>
    </style:style>
    <style:style style:name="P205" style:parent-style-name="Standard" style:family="paragraph">
      <style:text-properties style:font-name="Arial"/>
    </style:style>
    <style:style style:name="P206" style:parent-style-name="Standard" style:family="paragraph">
      <style:text-properties style:font-name="Arial"/>
    </style:style>
    <style:style style:name="P207" style:parent-style-name="Standard" style:family="paragraph">
      <style:text-properties style:font-name="Arial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text-properties style:font-name="Arial"/>
    </style:style>
    <style:style style:name="P210" style:parent-style-name="Standard" style:family="paragraph">
      <style:text-properties style:font-name="Arial"/>
    </style:style>
    <style:style style:name="P211" style:parent-style-name="Standard" style:family="paragraph">
      <style:text-properties style:font-name="Arial"/>
    </style:style>
    <style:style style:name="P212" style:parent-style-name="Standard" style:family="paragraph">
      <style:text-properties style:font-name="Arial"/>
    </style:style>
    <style:style style:name="P213" style:parent-style-name="Standard" style:family="paragraph">
      <style:text-properties style:font-name="Arial"/>
    </style:style>
    <style:style style:name="P214" style:parent-style-name="Standard" style:family="paragraph">
      <style:text-properties style:font-name="Arial"/>
    </style:style>
    <style:style style:name="P215" style:parent-style-name="Standard" style:family="paragraph">
      <style:text-properties style:font-name="Arial"/>
    </style:style>
    <style:style style:name="P216" style:parent-style-name="Standard" style:family="paragraph">
      <style:text-properties style:font-name="Arial"/>
    </style:style>
    <style:style style:name="P217" style:parent-style-name="Standard" style:family="paragraph">
      <style:text-properties style:font-name="Arial"/>
    </style:style>
    <style:style style:name="P218" style:parent-style-name="Standard" style:family="paragraph">
      <style:text-properties style:font-name="Arial"/>
    </style:style>
    <style:style style:name="P219" style:parent-style-name="Standard" style:family="paragraph">
      <style:text-properties style:font-name="Arial"/>
    </style:style>
    <style:style style:name="P220" style:parent-style-name="Standard" style:family="paragraph">
      <style:text-properties style:font-name="Arial"/>
    </style:style>
    <style:style style:name="P221" style:parent-style-name="Standard" style:family="paragraph">
      <style:text-properties style:font-name="Arial"/>
    </style:style>
    <style:style style:name="P222" style:parent-style-name="Standard" style:family="paragraph">
      <style:text-properties style:font-name="Arial"/>
    </style:style>
    <style:style style:name="P223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style:font-name="Arial"/>
    </style:style>
    <style:style style:name="P225" style:parent-style-name="Standard" style:family="paragraph">
      <style:text-properties style:font-name="Arial"/>
    </style:style>
    <style:style style:name="P226" style:parent-style-name="Standard" style:family="paragraph">
      <style:text-properties style:font-name="Arial"/>
    </style:style>
    <style:style style:name="P227" style:parent-style-name="Standard" style:family="paragraph">
      <style:text-properties style:font-name="Arial"/>
    </style:style>
    <style:style style:name="P228" style:parent-style-name="Standard" style:family="paragraph">
      <style:text-properties style:font-name="Arial"/>
    </style:style>
    <style:style style:name="P229" style:parent-style-name="Standard" style:family="paragraph">
      <style:text-properties style:font-name="Arial"/>
    </style:style>
    <style:style style:name="P230" style:parent-style-name="Standard" style:family="paragraph">
      <style:text-properties style:font-name="Arial"/>
    </style:style>
    <style:style style:name="P231" style:parent-style-name="Standard" style:family="paragraph">
      <style:text-properties style:font-name="Arial"/>
    </style:style>
    <style:style style:name="P232" style:parent-style-name="Standard" style:family="paragraph">
      <style:text-properties style:font-name="Arial"/>
    </style:style>
    <style:style style:name="P233" style:parent-style-name="Standard" style:family="paragraph">
      <style:text-properties style:font-name="Arial"/>
    </style:style>
    <style:style style:name="P234" style:parent-style-name="Standard" style:family="paragraph">
      <style:text-properties style:font-name="Arial"/>
    </style:style>
    <style:style style:name="P235" style:parent-style-name="Standard" style:family="paragraph">
      <style:text-properties style:font-name="Arial"/>
    </style:style>
    <style:style style:name="P236" style:parent-style-name="Standard" style:family="paragraph">
      <style:text-properties style:font-name="Arial"/>
    </style:style>
    <style:style style:name="P237" style:parent-style-name="Standard" style:family="paragraph">
      <style:text-properties style:font-name="Arial"/>
    </style:style>
    <style:style style:name="P238" style:parent-style-name="Standard" style:family="paragraph">
      <style:text-properties style:font-name="Arial"/>
    </style:style>
    <style:style style:name="P239" style:parent-style-name="Standard" style:family="paragraph">
      <style:text-properties style:font-name="Arial"/>
    </style:style>
    <style:style style:name="P240" style:parent-style-name="Standard" style:family="paragraph">
      <style:text-properties style:font-name="Arial"/>
    </style:style>
    <style:style style:name="P241" style:parent-style-name="Standard" style:family="paragraph">
      <style:text-properties style:font-name="Arial"/>
    </style:style>
    <style:style style:name="P242" style:parent-style-name="Standard" style:family="paragraph">
      <style:text-properties style:font-name="Arial"/>
    </style:style>
    <style:style style:name="P243" style:parent-style-name="Standard" style:family="paragraph">
      <style:text-properties style:font-name="Arial"/>
    </style:style>
    <style:style style:name="P244" style:parent-style-name="Standard" style:family="paragraph">
      <style:text-properties style:font-name="Arial"/>
    </style:style>
    <style:style style:name="P245" style:parent-style-name="Standard" style:family="paragraph">
      <style:text-properties style:font-name="Arial"/>
    </style:style>
    <style:style style:name="P246" style:parent-style-name="Standard" style:family="paragraph">
      <style:text-properties style:font-name="Arial"/>
    </style:style>
    <style:style style:name="P247" style:parent-style-name="Standard" style:family="paragraph">
      <style:text-properties style:font-name="Arial"/>
    </style:style>
    <style:style style:name="P248" style:parent-style-name="Standard" style:family="paragraph">
      <style:text-properties style:font-name="Arial"/>
    </style:style>
    <style:style style:name="P249" style:parent-style-name="Standard" style:family="paragraph">
      <style:text-properties style:font-name="Arial"/>
    </style:style>
    <style:style style:name="P250" style:parent-style-name="Standard" style:family="paragraph">
      <style:text-properties style:font-name="Arial"/>
    </style:style>
    <style:style style:name="P251" style:parent-style-name="Standard" style:family="paragraph">
      <style:text-properties style:font-name="Arial"/>
    </style:style>
    <style:style style:name="P252" style:parent-style-name="Standard" style:family="paragraph">
      <style:text-properties style:font-name="Arial"/>
    </style:style>
    <style:style style:name="P253" style:parent-style-name="Standard" style:family="paragraph">
      <style:text-properties style:font-name="Arial"/>
    </style:style>
    <style:style style:name="P254" style:parent-style-name="Standard" style:family="paragraph">
      <style:text-properties style:font-name="Arial"/>
    </style:style>
    <style:style style:name="P255" style:parent-style-name="Standard" style:family="paragraph">
      <style:text-properties style:font-name="Arial"/>
    </style:style>
    <style:style style:name="P256" style:parent-style-name="Standard" style:family="paragraph">
      <style:text-properties style:font-name="Arial"/>
    </style:style>
    <style:style style:name="P257" style:parent-style-name="Standard" style:family="paragraph">
      <style:text-properties style:font-name="Arial"/>
    </style:style>
    <style:style style:name="P258" style:parent-style-name="Standard" style:family="paragraph">
      <style:paragraph-properties fo:break-before="page"/>
      <style:text-properties style:font-name="Arial" fo:font-weight="bold" style:font-weight-asian="bold" style:font-weight-complex="bold"/>
    </style:style>
    <style:style style:name="P259" style:parent-style-name="Standard" style:family="paragraph">
      <style:text-properties style:font-name="Arial"/>
    </style:style>
    <style:style style:name="P260" style:parent-style-name="Standard" style:family="paragraph">
      <style:text-properties style:font-name="Arial"/>
    </style:style>
    <style:style style:name="P261" style:parent-style-name="Standard" style:family="paragraph">
      <style:text-properties style:font-name="Arial"/>
    </style:style>
    <style:style style:name="P262" style:parent-style-name="Standard" style:family="paragraph">
      <style:text-properties style:font-name="Arial"/>
    </style:style>
    <style:style style:name="P263" style:parent-style-name="Standard" style:family="paragraph">
      <style:text-properties style:font-name="Arial"/>
    </style:style>
    <style:style style:name="P264" style:parent-style-name="Standard" style:family="paragraph">
      <style:text-properties style:font-name="Arial"/>
    </style:style>
    <style:style style:name="P265" style:parent-style-name="Standard" style:family="paragraph">
      <style:text-properties style:font-name="Arial"/>
    </style:style>
    <style:style style:name="P266" style:parent-style-name="Standard" style:family="paragraph">
      <style:text-properties style:font-name="Arial"/>
    </style:style>
    <style:style style:name="P267" style:parent-style-name="Standard" style:family="paragraph">
      <style:text-properties style:font-name="Arial"/>
    </style:style>
    <style:style style:name="P268" style:parent-style-name="Standard" style:family="paragraph">
      <style:text-properties style:font-name="Arial"/>
    </style:style>
    <style:style style:name="P269" style:parent-style-name="Standard" style:family="paragraph">
      <style:text-properties style:font-name="Arial"/>
    </style:style>
    <style:style style:name="P270" style:parent-style-name="Standard" style:family="paragraph">
      <style:text-properties style:font-name="Arial"/>
    </style:style>
    <style:style style:name="P271" style:parent-style-name="Standard" style:family="paragraph">
      <style:text-properties style:font-name="Arial"/>
    </style:style>
    <style:style style:name="P272" style:parent-style-name="Standard" style:family="paragraph">
      <style:text-properties style:font-name="Arial"/>
    </style:style>
    <style:style style:name="P273" style:parent-style-name="Standard" style:family="paragraph">
      <style:text-properties style:font-name="Arial"/>
    </style:style>
    <style:style style:name="P274" style:parent-style-name="Standard" style:family="paragraph">
      <style:text-properties style:font-name="Arial"/>
    </style:style>
    <style:style style:name="P275" style:parent-style-name="Standard" style:family="paragraph">
      <style:text-properties style:font-name="Arial"/>
    </style:style>
    <style:style style:name="P276" style:parent-style-name="Standard" style:family="paragraph">
      <style:text-properties style:font-name="Arial"/>
    </style:style>
    <style:style style:name="P277" style:parent-style-name="Standard" style:family="paragraph">
      <style:text-properties style:font-name="Arial"/>
    </style:style>
    <style:style style:name="P278" style:parent-style-name="Standard" style:family="paragraph">
      <style:text-properties style:font-name="Arial"/>
    </style:style>
    <style:style style:name="P279" style:parent-style-name="Standard" style:family="paragraph">
      <style:text-properties style:font-name="Arial"/>
    </style:style>
    <style:style style:name="P280" style:parent-style-name="Standard" style:family="paragraph">
      <style:text-properties style:font-name="Arial"/>
    </style:style>
    <style:style style:name="P281" style:parent-style-name="Standard" style:family="paragraph">
      <style:text-properties style:font-name="Arial"/>
    </style:style>
    <style:style style:name="P282" style:parent-style-name="Standard" style:family="paragraph">
      <style:text-properties style:font-name="Arial"/>
    </style:style>
    <style:style style:name="P283" style:parent-style-name="Standard" style:family="paragraph">
      <style:text-properties style:font-name="Arial"/>
    </style:style>
    <style:style style:name="P284" style:parent-style-name="Standard" style:family="paragraph">
      <style:text-properties style:font-name="Arial"/>
    </style:style>
    <style:style style:name="P285" style:parent-style-name="Standard" style:family="paragraph">
      <style:text-properties style:font-name="Arial"/>
    </style:style>
    <style:style style:name="P286" style:parent-style-name="Standard" style:family="paragraph">
      <style:text-properties style:font-name="Arial"/>
    </style:style>
    <style:style style:name="P287" style:parent-style-name="Standard" style:family="paragraph">
      <style:text-properties style:font-name="Arial"/>
    </style:style>
    <style:style style:name="P288" style:parent-style-name="Standard" style:family="paragraph">
      <style:text-properties style:font-name="Arial"/>
    </style:style>
    <style:style style:name="P289" style:parent-style-name="Standard" style:family="paragraph">
      <style:text-properties style:font-name="Arial"/>
    </style:style>
    <style:style style:name="P290" style:parent-style-name="Standard" style:family="paragraph">
      <style:text-properties style:font-name="Arial"/>
    </style:style>
    <style:style style:name="P291" style:parent-style-name="Standard" style:family="paragraph">
      <style:text-properties style:font-name="Arial"/>
    </style:style>
    <style:style style:name="P292" style:parent-style-name="Standard" style:family="paragraph">
      <style:text-properties style:font-name="Arial"/>
    </style:style>
    <style:style style:name="P293" style:parent-style-name="Standard" style:family="paragraph">
      <style:text-properties style:font-name="Arial"/>
    </style:style>
    <style:style style:name="P294" style:parent-style-name="Standard" style:family="paragraph">
      <style:text-properties style:font-name="Arial"/>
    </style:style>
    <style:style style:name="P295" style:parent-style-name="Standard" style:family="paragraph">
      <style:text-properties style:font-name="Arial"/>
    </style:style>
    <style:style style:name="P296" style:parent-style-name="Standard" style:family="paragraph">
      <style:text-properties style:font-name="Arial"/>
    </style:style>
    <style:style style:name="P297" style:parent-style-name="Standard" style:family="paragraph">
      <style:text-properties style:font-name="Arial"/>
    </style:style>
    <style:style style:name="P298" style:parent-style-name="Standard" style:family="paragraph">
      <style:text-properties style:font-name="Arial"/>
    </style:style>
    <style:style style:name="P299" style:parent-style-name="Standard" style:family="paragraph">
      <style:text-properties style:font-name="Arial"/>
    </style:style>
    <style:style style:name="P300" style:parent-style-name="Standard" style:family="paragraph">
      <style:text-properties style:font-name="Arial"/>
    </style:style>
    <style:style style:name="P301" style:parent-style-name="Standard" style:family="paragraph">
      <style:text-properties style:font-name="Arial"/>
    </style:style>
    <style:style style:name="P302" style:parent-style-name="Standard" style:family="paragraph">
      <style:text-properties style:font-name="Arial"/>
    </style:style>
    <style:style style:name="P303" style:parent-style-name="Standard" style:family="paragraph">
      <style:text-properties style:font-name="Arial"/>
    </style:style>
    <style:style style:name="P304" style:parent-style-name="Standard" style:family="paragraph">
      <style:text-properties style:font-name="Arial"/>
    </style:style>
    <style:style style:name="P305" style:parent-style-name="Standard" style:family="paragraph">
      <style:text-properties style:font-name="Arial"/>
    </style:style>
    <style:style style:name="P306" style:parent-style-name="Standard" style:family="paragraph">
      <style:text-properties style:font-name="Arial"/>
    </style:style>
    <style:style style:name="P307" style:parent-style-name="Standard" style:family="paragraph">
      <style:text-properties style:font-name="Arial"/>
    </style:style>
  </office:automatic-styles>
  <office:body>
    <office:text text:use-soft-page-breaks="true">
      <text:p text:style-name="P1">2021 Spring CPSC 240 Worksheet</text:p>
      <text:p text:style-name="P2">Access to Arrays using GDB</text:p>
      <text:p text:style-name="P3"/>
      <text:p text:style-name="P4"/>
      <text:p text:style-name="P5">Instructions</text:p>
      <text:p text:style-name="P6"/>
      <text:p text:style-name="P7">Find a GDB solution for each question. <text:s/>Test your answer to make sure it is correct. <text:s/>Then record your answer<text:s/>in the blank space. <text:s/>Keep the completed worksheet in a secure folder in your computer.</text:p>
      <text:p text:style-name="P8"/>
      <text:p text:style-name="P9"/>
      <text:p text:style-name="P10">Basic facts</text:p>
      <text:p text:style-name="P11"/>
      <text:p text:style-name="P12">Gdb uses these symbols to control output format</text:p>
      <text:p text:style-name="P13">d<text:tab/>signed integer</text:p>
      <text:p text:style-name="P14">c<text:tab/>char</text:p>
      <text:p text:style-name="P15">a<text:tab/>address</text:p>
      <text:p text:style-name="P16">s<text:tab/>string</text:p>
      <text:p text:style-name="P17">i<text:tab/>instruction</text:p>
      <text:p text:style-name="P18">f<text:tab/>float</text:p>
      <text:p text:style-name="P19">u<text:tab/>unsigned integer</text:p>
      <text:p text:style-name="P20">t<text:tab/>binary</text:p>
      <text:p text:style-name="P21">x<text:tab/>hex</text:p>
      <text:p text:style-name="P22"/>
      <text:p text:style-name="P23"/>
      <text:p text:style-name="P24">Gdb<text:s/>uses these symbols to specify how many bytes will appear in one output value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Symbol</text:p>
          </table:table-cell>
          <table:table-cell table:style-name="TableCell33">
            <text:p text:style-name="P34">Name</text:p>
          </table:table-cell>
          <table:table-cell table:style-name="TableCell35">
            <text:p text:style-name="P36">Bytes</text:p>
          </table:table-cell>
        </table:table-row>
        <table:table-row table:style-name="TableRow37">
          <table:table-cell table:style-name="TableCell38">
            <text:p text:style-name="P39">b</text:p>
          </table:table-cell>
          <table:table-cell table:style-name="TableCell40">
            <text:p text:style-name="P41">byte</text:p>
          </table:table-cell>
          <table:table-cell table:style-name="TableCell42">
            <text:p text:style-name="P43">1</text:p>
          </table:table-cell>
        </table:table-row>
        <table:table-row table:style-name="TableRow44">
          <table:table-cell table:style-name="TableCell45">
            <text:p text:style-name="P46">h</text:p>
          </table:table-cell>
          <table:table-cell table:style-name="TableCell47">
            <text:p text:style-name="P48">halfword</text:p>
          </table:table-cell>
          <table:table-cell table:style-name="TableCell49">
            <text:p text:style-name="P50">2</text:p>
          </table:table-cell>
        </table:table-row>
        <table:table-row table:style-name="TableRow51">
          <table:table-cell table:style-name="TableCell52">
            <text:p text:style-name="P53">w</text:p>
          </table:table-cell>
          <table:table-cell table:style-name="TableCell54">
            <text:p text:style-name="P55">word</text:p>
          </table:table-cell>
          <table:table-cell table:style-name="TableCell56">
            <text:p text:style-name="P57">4</text:p>
          </table:table-cell>
        </table:table-row>
        <table:table-row table:style-name="TableRow58">
          <table:table-cell table:style-name="TableCell59">
            <text:p text:style-name="P60">g</text:p>
          </table:table-cell>
          <table:table-cell table:style-name="TableCell61">
            <text:p text:style-name="P62">giant</text:p>
          </table:table-cell>
          <table:table-cell table:style-name="TableCell63">
            <text:p text:style-name="P64">8</text:p>
          </table:table-cell>
        </table:table-row>
      </table:table>
      <text:p text:style-name="P65"/>
      <text:p text:style-name="P66"/>
      <text:p text:style-name="P67"><text:tab/><text:tab/>x/5f = print 5 float values</text:p>
      <text:p text:style-name="P68"><text:tab/><text:tab/>x/5dg = 5 long decimal</text:p>
      <text:p text:style-name="P69"><text:tab/><text:tab/><text:s/>x/5ug = 5 unsigned long ?</text:p>
      <text:soft-page-break/>
      <text:p text:style-name="P70">Static Arrays in C/C++</text:p>
      <text:p text:style-name="P71"/>
      <text:p text:style-name="P72"/>
      <text:p text:style-name="P73"/>
      <text:p text:style-name="P74">Declaration of static array with initial data</text:p>
      <text:p text:style-name="P75">long u[6] = {5,9,2,-4,18,11};</text:p>
      <text:p text:style-name="P76"/>
      <text:p text:style-name="P77"/>
      <text:p text:style-name="P78">//Output the address of cell 0</text:p>
      <text:p text:style-name="P79">p.x <text:s/>&amp;u</text:p>
      <text:p text:style-name="P80"/>
      <text:p text:style-name="P81">/Output the first 5 numbers in the array</text:p>
      <text:p text:style-name="P82">p/d <text:s/>(long[5])u <text:s text:c="5"/>&lt;== Invalid</text:p>
      <text:p text:style-name="P83"/>
      <text:p text:style-name="P84">Answer: ____x/5dg u________________________</text:p>
      <text:p text:style-name="P85"/>
      <text:p text:style-name="P86">//Output the first<text:s/>4 numbers in the array</text:p>
      <text:p text:style-name="P87">x/4dg <text:s/>u</text:p>
      <text:p text:style-name="P88"/>
      <text:p text:style-name="P89">//Output the single value in cell #2</text:p>
      <text:p text:style-name="P90">p/d <text:s/>u[2]</text:p>
      <text:p text:style-name="P91"/>
      <text:p text:style-name="P92">//Modify the value in cell #3</text:p>
      <text:p text:style-name="P93">set var u[3] = -1</text:p>
      <text:soft-page-break/>
      <text:p text:style-name="P94">Dynamic array declared in C/C++.</text:p>
      <text:p text:style-name="P95"/>
      <text:p text:style-name="P96">Example of declaration in C++</text:p>
      <text:p text:style-name="P97">double myarray[ ] = new double[6];</text:p>
      <text:p text:style-name="P98"/>
      <text:p text:style-name="P99">Example of declaration in<text:s/>C</text:p>
      <text:p text:style-name="Standard"><text:span text:style-name="T100">double * myarray = (double *</text:span><text:span text:style-name="T101">)</text:span><text:span text:style-name="T102">malloc(6*sizeof(double));</text:span></text:p>
      <text:p text:style-name="P103"/>
      <text:p text:style-name="P104"/>
      <text:p text:style-name="P105">//Output the address of cell 0</text:p>
      <text:p text:style-name="P106">p/x <text:s/>myarray <text:s text:c="3"/>//heap space</text:p>
      <text:p text:style-name="P107">value</text:p>
      <text:p text:style-name="P108">x/1dg myarray</text:p>
      <text:p text:style-name="P109"/>
      <text:p text:style-name="P110">//Output the address where the address of cell 0 is stored</text:p>
      <text:p text:style-name="P111">p/x <text:s/>&amp;myarray <text:s text:c="2"/>//on the stack</text:p>
      <text:p text:style-name="P112"/>
      <text:p text:style-name="P113">//Output the address in<text:s/>the stack that contains the pointer to cell #0</text:p>
      <text:p text:style-name="P114">x/1xg <text:s/>&amp;myarray</text:p>
      <text:p text:style-name="P115"/>
      <text:p text:style-name="P116">//Output the first 5 values in the array</text:p>
      <text:p text:style-name="P117"/>
      <text:p text:style-name="P118">Answer: ________x/5f<?opendocument cursor-position?>g myarray__________________________________________</text:p>
      <text:p text:style-name="P119"/>
      <text:p text:style-name="P120">//Change the value in cell 3 to be 888.8</text:p>
      <text:p text:style-name="P121">set <text:s/>var <text:s/>myarray[3]=888.8</text:p>
      <text:p text:style-name="P122"/>
      <text:p text:style-name="P123">//Output<text:s/>only the value in cell #3</text:p>
      <text:p text:style-name="P124"/>
      <text:p text:style-name="P125">Answer: ____________________________________________________</text:p>
      <text:p text:style-name="P126"/>
      <text:p text:style-name="P127"><text:s text:c="2"/><text:tab/>p/f myarray[3]</text:p>
      <text:p text:style-name="P128"><text:tab/>x/1fg myarray + 3</text:p>
      <text:p text:style-name="P129">when it does +3 it checks the size of the type of myarray (double). And then jumps 3 addresses with its size.</text:p>
      <text:soft-page-break/>
      <text:p text:style-name="P130">Static arrays<text:s/>declared in X86 assembly data segment</text:p>
      <text:p text:style-name="P131"/>
      <text:p text:style-name="P132">Example in segment .data</text:p>
      <text:p text:style-name="P133">gd</text:p>
      <text:p text:style-name="P134">This is an array of size 6 initialized with 6 long integers.</text:p>
      <text:p text:style-name="P135"/>
      <text:p text:style-name="P136"/>
      <text:p text:style-name="P137"/>
      <text:p text:style-name="P138">//Output the address of cell 0</text:p>
      <text:p text:style-name="P139">p/x <text:s/>&amp;testarray <text:s text:c="2"/>//shows $1 = 0x4042ac</text:p>
      <text:p text:style-name="P140"/>
      <text:p text:style-name="P141">//Output the first 5 numbers in the array</text:p>
      <text:p text:style-name="P142">p/d <text:s/>(long[5])testarray <text:s text:c="4"/>// prints out 5 numbers in array $3 = {4, 22, 16, 41, 27}</text:p>
      <text:p text:style-name="P143"/>
      <text:p text:style-name="P144">//Alternate form: <text:s/>output the first 5 numbers in the array</text:p>
      <text:p text:style-name="P145">x/5dg <text:s/>&amp;testarray <text:s text:c="6"/>//same as above</text:p>
      <text:p text:style-name="P146"/>
      <text:p text:style-name="Standard"><text:span text:style-name="T147">//Modify the value in cell #3 (4</text:span><text:span text:style-name="T148">th</text:span><text:span text:style-name="T149"><text:s/>value) to be 8888.</text:span></text:p>
      <text:p text:style-name="P150">[The professor cannot find<text:s/>a single command solution. <text:s/>The following is a solution using 3 gdb commands. <text:s/>It is not pretty but it works.]</text:p>
      <text:p text:style-name="P151"><text:s/>//changes array value at place #3</text:p>
      <text:p text:style-name="P152">set <text:s/>$rax=&amp;testarray<text:tab/>//Obtain and save the starting address of the array</text:p>
      <text:p text:style-name="P153">set <text:s/>$rax=$rax+8*3<text:tab/><text:tab/>//Add to starting address the bytes needed to arrive at cell #3</text:p>
      <text:p text:style-name="P154">set <text:s/>{long}$rax=8888<text:tab/>//Assign new value to cell #3</text:p>
      <text:p text:style-name="P155"/>
      <text:p text:style-name="P156">//Display the contents of the array to confirm the change in cell #3</text:p>
      <text:p text:style-name="P157">p/d <text:s/>(long[4])testarray</text:p>
      <text:p text:style-name="P158"/>
      <text:p text:style-name="P159">//Output only cell #3 of the array</text:p>
      <text:p text:style-name="P160"/>
      <text:p text:style-name="P161">Solution:<text:s/>___________________________________________________</text:p>
      <text:p text:style-name="P162"/>
      <text:p text:style-name="P163">set $rax = &amp;testarray //obtain and save starting address of array</text:p>
      <text:p text:style-name="P164">set $rax = $rax +8*3 //Add to starting address till rax arrives at cell#3</text:p>
      <text:p text:style-name="P165">p/x $rax //prints out location of $rax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//Discussion. <text:s/>Why do we need a command to view a single cell of array when we can simply view the entire array? <text:s text:c="2"/>Answer: <text:s/>The technique of viewing the entire array or the first n values of the array does not scale up to large arrays. <text:s/>Suppose the array in question has 20000 quadwords. <text:s/>The value in cell #18945 is corrupted and causes a loop to crash exactly when #18945 is accessed. <text:s/>Using gdb to investigate it will not be practical to display thousands of numbers in order to investigate one cell.</text:p>
      <text:soft-page-break/>
      <text:p text:style-name="P174">Arrays declared in X86 assembly bss segment</text:p>
      <text:p text:style-name="P175"/>
      <text:p text:style-name="P176"/>
      <text:p text:style-name="P177"/>
      <text:p text:style-name="P178">//Example in segment .bss</text:p>
      <text:p text:style-name="P179">fun <text:s/>resq <text:s/>6</text:p>
      <text:p text:style-name="P180">This is an array of 6 quadwords.</text:p>
      <text:p text:style-name="P181"/>
      <text:p text:style-name="P182">//fill the array during execution</text:p>
      <text:p text:style-name="P183">mov <text:s/>[fun], 12</text:p>
      <text:p text:style-name="P184">mov <text:s/>[fun+8*1], 17</text:p>
      <text:p text:style-name="P185">mov <text:s/>[fun+8*2], 8</text:p>
      <text:p text:style-name="P186">mov [fun+8*3], 35</text:p>
      <text:p text:style-name="P187">mov [fun+8*4], -2</text:p>
      <text:p text:style-name="P188"/>
      <text:p text:style-name="P189"/>
      <text:p text:style-name="P190"/>
      <text:p text:style-name="P191">//Output the address of cell #0</text:p>
      <text:p text:style-name="P192"/>
      <text:p text:style-name="P193">Answer: _________p/x &amp;fun________________________________________________</text:p>
      <text:p text:style-name="P194"/>
      <text:p text:style-name="P195"/>
      <text:p text:style-name="P196">//Output the datum stored in cell #0</text:p>
      <text:p text:style-name="P197"/>
      <text:p text:style-name="P198">Answer: _______________p/d (long[1])fun________________________________________</text:p>
      <text:p text:style-name="P199"/>
      <text:p text:style-name="P200"/>
      <text:p text:style-name="P201">//Output the first 5 number of the array</text:p>
      <text:p text:style-name="P202"/>
      <text:p text:style-name="P203">Answer: _______p/d<text:s text:c="2"/>(long[5])fun______________________________________________</text:p>
      <text:p text:style-name="P204"/>
      <text:p text:style-name="P205"/>
      <text:p text:style-name="P206">//Output the value stored in cell #3</text:p>
      <text:p text:style-name="P207"/>
      <text:p text:style-name="P208">Answer: <text:s/>set $rax = &amp;fun</text:p>
      <text:p text:style-name="P209"><text:tab/><text:s text:c="4"/>Set $rax = $rax + 8*3</text:p>
      <text:p text:style-name="P210"><text:tab/><text:tab/>x/1dg $rax <text:s text:c="5"/>;this prints out value at rax</text:p>
      <text:p text:style-name="P211"/>
      <text:p text:style-name="P212"/>
      <text:p text:style-name="P213">//Assign a new long value to cell #5</text:p>
      <text:p text:style-name="P214"/>
      <text:p text:style-name="P215">Answer: <text:s/>set<text:s/>$rax = &amp;fun</text:p>
      <text:p text:style-name="P216"><text:tab/>Set $rax = $rax + 8*5</text:p>
      <text:p text:style-name="P217"><text:tab/>Set {long}$rax = 69420</text:p>
      <text:p text:style-name="P218"><text:tab/>Want to view it: x/1dg $rax</text:p>
      <text:p text:style-name="P219"/>
      <text:p text:style-name="P220">//Assign a new long value to cell #7, which doesn’t exist. <text:s/>Is gdb smart enough to detect this hacker stunt?</text:p>
      <text:p text:style-name="P221"/>
      <text:p text:style-name="P222">Answer: No Gdb is not smart enough to detect any addition<text:s/>pass the array fill, and will allow the user to enter a value into cell #7.</text:p>
      <text:soft-page-break/>
      <text:p text:style-name="P223">Dynamic arrays declared in X86 Assembly text segment</text:p>
      <text:p text:style-name="P224"/>
      <text:p text:style-name="P225"/>
      <text:p text:style-name="P226">//Declare dynamic array;</text:p>
      <text:p text:style-name="P227">extern malloc</text:p>
      <text:p text:style-name="P228">extern sizeof</text:p>
      <text:p text:style-name="P229"/>
      <text:p text:style-name="P230">segment .text</text:p>
      <text:p text:style-name="P231">function_name:</text:p>
      <text:p text:style-name="P232"/>
      <text:p text:style-name="P233">;Ask for input of the number of quadwords to be in the array.</text:p>
      <text:p text:style-name="P234">;Assume the inputted value is stored in r15.</text:p>
      <text:p text:style-name="P235"/>
      <text:p text:style-name="P236">;Declare the array block</text:p>
      <text:p text:style-name="P237">mov r15,0</text:p>
      <text:p text:style-name="P238">mov rdi, r15</text:p>
      <text:p text:style-name="P239">mul rdi,8<text:tab/><text:tab/>;Change rdi from qwords to bytes</text:p>
      <text:p text:style-name="P240">call malloc</text:p>
      <text:p text:style-name="P241">mov r14,rax<text:tab/><text:tab/>;r14 is the newly created array</text:p>
      <text:p text:style-name="P242"/>
      <text:p text:style-name="P243">;r14 holds the pointer to cell #0. <text:s/>r15 is the max number of qwords permitted in the array.</text:p>
      <text:p text:style-name="P244"/>
      <text:p text:style-name="P245">;Place some numbers into this array</text:p>
      <text:p text:style-name="P246">mov [r14+8*0], 37</text:p>
      <text:p text:style-name="P247">mov [r14+8*1], -99</text:p>
      <text:p text:style-name="P248">mov [r14+8*2], 0x404C000000000000</text:p>
      <text:p text:style-name="P249">mov [r14+8*3], 0x000000000000C780</text:p>
      <text:p text:style-name="P250">mov [r14+8*4], -99999</text:p>
      <text:p text:style-name="P251">movsd [r14+8*5], xmm9</text:p>
      <text:p text:style-name="P252"/>
      <text:p text:style-name="P253"/>
      <text:p text:style-name="P254"/>
      <text:p text:style-name="P255"/>
      <text:p text:style-name="P256"/>
      <text:p text:style-name="P257">//Questions about the array are on the next page.</text:p>
      <text:soft-page-break/>
      <text:p text:style-name="P258">//Begin questions for GDB</text:p>
      <text:p text:style-name="P259"/>
      <text:p text:style-name="P260"/>
      <text:p text:style-name="P261"/>
      <text:p text:style-name="P262">//Output the address of cell #0</text:p>
      <text:p text:style-name="P263"/>
      <text:p text:style-name="P264">Answer: <text:s/>_________________p/a $r14__or p/x $r14_________________________________________\</text:p>
      <text:p text:style-name="P265"/>
      <text:p text:style-name="P266"/>
      <text:p text:style-name="P267">//Output the first three numbers in the array.</text:p>
      <text:p text:style-name="P268"/>
      <text:p text:style-name="P269">Answer: _________________x/3dg $r14__________________________________________</text:p>
      <text:p text:style-name="P270"/>
      <text:p text:style-name="P271"/>
      <text:p text:style-name="P272">//Output the single value in cell #4</text:p>
      <text:p text:style-name="P273"/>
      <text:p text:style-name="P274">Answer: _______________x/1dg $r14 + 8* 4__________________________________________</text:p>
      <text:p text:style-name="P275"/>
      <text:p text:style-name="P276"/>
      <text:p text:style-name="P277">//Output the current activation record. <text:s/>It begins at address rsp<text:s/>and ends at address rbp.</text:p>
      <text:p text:style-name="P278"/>
      <text:p text:style-name="P279">Answer: _______________________________________________________</text:p>
      <text:p text:style-name="P280"/>
      <text:p text:style-name="P281"/>
      <text:p text:style-name="P282">Investigation question: <text:s/>Is the array pointer, r14, stored in the activation record?</text:p>
      <text:p text:style-name="P283"/>
      <text:p text:style-name="P284">Results of investigation: ______________No___________________________</text:p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Normal">Begin GDB Section</text:p>
      <text:p text:style-name="Normal"/>
      <text:p text:style-name="Normal">9, [GDB] Show the value in rbp as a base 10 qword integer. [5]</text:p>
      <text:p text:style-name="Normal">Answer: p/d $rbp</text:p>
      <text:p text:style-name="Normal"/>
      <text:p text:style-name="Normal">10. [GDB] Given double stuff[100]</text:p>
      <text:p text:style-name="Normal">Show the first 13 qwords of the array in IEEE754 hex. [5]</text:p>
      <text:p text:style-name="Normal">Answer: x/13xg stuff</text:p>
      <text:p text:style-name="Normal"/>
      <text:p text:style-name="Normal">11. [GDB] Given char<text:s/>message[60];</text:p>
      <text:p text:style-name="Normal">Show the first 20 bytes of the array with the ascii number for each byte in the output. [5]</text:p>
      <text:p text:style-name="Normal">Answer x/20cb &amp;message</text:p>
      <text:p text:style-name="Normal"/>
      <text:p text:style-name="Normal">12 [GDB] Show the contents of memory starting at 0x7fffffffde60 and continuing for the next</text:p>
      <text:p text:style-name="Normal">23 qwords showing the contents of each qword as an unsigned long. [5]</text:p>
      <text:p text:style-name="Normal"/>
      <text:p text:style-name="Normal">Answer: x/20ug 0x7fffffffde60</text:p>
      <text:p text:style-name="Normal"/>
      <text:p text:style-name="Normal">13. [GDB] Show the contents in the low 64 bits of xmm9 in hex. [4] This question was too</text:p>
      <text:p text:style-name="Normal">easy.</text:p>
      <text:p text:style-name="Normal">Answer: p/x xmm9.v2_double //show low 64 bits and the high 64 bits</text:p>
      <text:p text:style-name="Normal">p/x xmm9.v2_double[0]<text:s/>//Shows only the low 64-bits</text:p>
      <text:p text:style-name="Normal"/>
      <text:p text:style-name="Normal">14. [GDB] Change the value in low 64 bits of xmm3 to be 0x400 [4] This question was too</text:p>
      <text:p text:style-name="Normal">easy.</text:p>
      <text:p text:style-name="Normal">Answer: set $xmm3.v2_double[0]=0x400</text:p>
      <text:p text:style-name="Normal"/>
      <text:p text:style-name="Normal">15. [GDB] Declare an array: income resq 80</text:p>
      <text:p text:style-name="Normal">Show how to output the entire array in groups of 32<text:s/>bit floats with each group in IEEE754 hex.</text:p>
      <text:p text:style-name="Normal">[5]</text:p>
      <text:p text:style-name="Normal">Answer:</text:p>
      <text:p text:style-name="Normal">The array income holds 80qu*8 = 640 bytes.</text:p>
      <text:p text:style-name="Normal">A 32-bit number holds 4 bytes.</text:p>
      <text:p text:style-name="Normal">Divide 640 by 4 to get 160 = number of 32-bit numbers (dwords) in this array.</text:p>
      <text:p text:style-name="Normal">Therefore the answer is</text:p>
      <text:p text:style-name="Normal">p/x {int[160]}&amp;income</text:p>
      <text:p text:style-name="Normal"/>
      <text:p text:style-name="Normal">the value in the low 64 bits of xmm9 to be 2.75</text:p>
      <text:p text:style-name="Normal">Answer: set $xmm9.v2_double[0]=2.75</text:p>
      <text:p text:style-name="Normal"/>
      <text:p text:style-name="Normal">10. xmm registers contain 2 64-bit numbers. In this course we only used the lower number.</text:p>
      <text:p text:style-name="Normal">Output the two 64-bit numbers in xmm12 as in base 10.</text:p>
      <text:p text:style-name="Normal">Answer: p/f $xmm2.v2_double</text:p>
      <text:p text:style-name="Normal"/>
      <text:p text:style-name="Normal">11. Here is the declaration of an array: costs resq 40</text:p>
      <text:p text:style-name="Normal">Use gdb to output the first 22 dwords of the array in binary. [Yes, it says dwords]</text:p>
      <text:p text:style-name="Normal">Answer: p/t {int[22]}&amp;costs</text:p>
      <text:soft-page-break/>
      <text:p text:style-name="Normal">p/t {int[22]}costs //You may omit the ‘&amp;’ and the result is the</text:p>
      <text:p text:style-name="Normal">same.</text:p>
      <text:p text:style-name="Normal">x/22tw costs</text:p>
      <text:p text:style-name="Normal">Any<text:s/>one of the three answer above will result in full credit for the question</text:p>
      <text:p text:style-name="Normal">Comment: The name of any array is (or contains) the starting address of the array. The</text:p>
      <text:p text:style-name="Normal">third answer above is simply using the array name as a memory address and outputting the</text:p>
      <text:p text:style-name="Normal">next 22 dwords as 32-bit chunks. If you knew the literal memory address where the array</text:p>
      <text:p text:style-name="Normal">begins you could use that address and obtain the same result:</text:p>
      <text:p text:style-name="Normal">x/22tw 0x7FFFFFFFDE30</text:p>
      <text:p text:style-name="Normal"/>
      <text:p text:style-name="Normal">12 Show the contents of memory starting at 0x0000 7FFF FFFF 8800 and continuing for the</text:p>
      <text:p text:style-name="Normal">next 18 qwords showing the contents of each qword as an unsigned long.</text:p>
      <text:p text:style-name="Normal">Answer: x/18ug 0x00007FFFFFFF8800</text:p>
      <text:p text:style-name="Normal"/>
      <text:p text:style-name="Normal">13. A C++ (or C) function has declared float weights[40];</text:p>
      <text:p text:style-name="Normal">Output the contents of the first 12 dwords of the array in decimal.</text:p>
      <text:p text:style-name="Normal">Answer: x/12dw weights</text:p>
      <text:p text:style-name="Normal"/>
      <text:p text:style-name="Normal">14. Change the dword at memory address 0x0000 0FFF 8000 4400 to be 330</text:p>
      <text:p text:style-name="Normal">Answer: set {int}0x00000FFF80004400 = 330</text:p>
      <text:p text:style-name="Normal"/>
      <text:p text:style-name="Normal">15. Change the qword on top of the stack to be -2.</text:p>
      <text:p text:style-name="Normal">Answer: set {long}$rsp = -2</text:p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Windows User</dc:creator>
    <meta:creation-date>2021-03-16T06:37:00Z</meta:creation-date>
    <dc:date>2021-03-24T05:32:00Z</dc:date>
    <meta:template xlink:href="Normal.dotm" xlink:type="simple"/>
    <meta:editing-cycles>12</meta:editing-cycles>
    <meta:editing-duration>PT60240S</meta:editing-duration>
    <meta:document-statistic meta:page-count="10" meta:paragraph-count="18" meta:word-count="1348" meta:character-count="9018" meta:row-count="64" meta:non-whitespace-character-count="7688"/>
  </office:meta>
</office:document-meta>
</file>